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8in"/>
    </style:style>
    <style:style style:name="co2" style:family="table-column">
      <style:table-column-properties fo:break-before="auto" style:column-width="7.1028in"/>
    </style:style>
    <style:style style:name="co3" style:family="table-column">
      <style:table-column-properties fo:break-before="auto" style:column-width="8.042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0.2929in"/>
    </style:style>
    <style:style style:name="co6" style:family="table-column">
      <style:table-column-properties fo:break-before="auto" style:column-width="10.0638in"/>
    </style:style>
    <style:style style:name="co7" style:family="table-column">
      <style:table-column-properties fo:break-before="auto" style:column-width="10.33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trings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Key</text:p>
          </table:table-cell>
          <table:table-cell office:value-type="string">
            <text:p>English</text:p>
          </table:table-cell>
          <table:table-cell office:value-type="string">
            <text:p>Arabic</text:p>
          </table:table-cell>
        </table:table-row>
        <table:table-row table:style-name="ro1">
          <table:table-cell table:style-name="ce1" office:value-type="string">
            <text:p>QONTACTS</text:p>
          </table:table-cell>
          <table:table-cell table:number-columns-repeated="2" office:value-type="string">
            <text:p>Qontacts</text:p>
          </table:table-cell>
        </table:table-row>
        <table:table-row table:style-name="ro1">
          <table:table-cell table:style-name="ce1" office:value-type="string">
            <text:p>CONTACTS</text:p>
          </table:table-cell>
          <table:table-cell office:value-type="string">
            <text:p>Contacts</text:p>
          </table:table-cell>
          <table:table-cell office:value-type="string">
            <text:p>جهات الاتصال</text:p>
          </table:table-cell>
        </table:table-row>
        <table:table-row table:style-name="ro1">
          <table:table-cell table:style-name="ce1"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خروج</text:p>
          </table:table-cell>
        </table:table-row>
        <table:table-row table:style-name="ro1">
          <table:table-cell table:style-name="ce1" office:value-type="string">
            <text:p>START</text:p>
          </table:table-cell>
          <table:table-cell office:value-type="string">
            <text:p>Start</text:p>
          </table:table-cell>
          <table:table-cell office:value-type="string">
            <text:p>بدء</text:p>
          </table:table-cell>
        </table:table-row>
        <table:table-row table:style-name="ro1">
          <table:table-cell office:value-type="string">
            <text:p>ABOUT</text:p>
          </table:table-cell>
          <table:table-cell office:value-type="string">
            <text:p>About</text:p>
          </table:table-cell>
          <table:table-cell office:value-type="string">
            <text:p>حول</text:p>
          </table:table-cell>
        </table:table-row>
        <table:table-row table:style-name="ro1">
          <table:table-cell table:number-columns-repeated="2" office:value-type="string">
            <text:p>OK</text:p>
          </table:table-cell>
          <table:table-cell office:value-type="string">
            <text:p>موافق</text:p>
          </table:table-cell>
        </table:table-row>
        <table:table-row table:style-name="ro1">
          <table:table-cell office:value-type="string">
            <text:p>CANCEL</text:p>
          </table:table-cell>
          <table:table-cell office:value-type="string">
            <text:p>Cancel</text:p>
          </table:table-cell>
          <table:table-cell office:value-type="string">
            <text:p>إلغاء</text:p>
          </table:table-cell>
        </table:table-row>
        <table:table-row table:style-name="ro1">
          <table:table-cell office:value-type="string">
            <text:p>BACK</text:p>
          </table:table-cell>
          <table:table-cell office:value-type="string">
            <text:p>Back</text:p>
          </table:table-cell>
          <table:table-cell office:value-type="string">
            <text:p>رجوع</text:p>
          </table:table-cell>
        </table:table-row>
        <table:table-row table:style-name="ro1">
          <table:table-cell office:value-type="string">
            <text:p>UPDATE</text:p>
          </table:table-cell>
          <table:table-cell office:value-type="string">
            <text:p>Update</text:p>
          </table:table-cell>
          <table:table-cell office:value-type="string">
            <text:p>تحديث</text:p>
          </table:table-cell>
        </table:table-row>
        <table:table-row table:style-name="ro1">
          <table:table-cell office:value-type="string">
            <text:p>OPEN</text:p>
          </table:table-cell>
          <table:table-cell office:value-type="string">
            <text:p>Open</text:p>
          </table:table-cell>
          <table:table-cell office:value-type="string">
            <text:p>فتح</text:p>
          </table:table-cell>
        </table:table-row>
        <table:table-row table:style-name="ro1">
          <table:table-cell office:value-type="string">
            <text:p>ANALYZING_CONTACTS</text:p>
          </table:table-cell>
          <table:table-cell office:value-type="string">
            <text:p>Analyzing contacts</text:p>
          </table:table-cell>
          <table:table-cell office:value-type="string">
            <text:p>تحليل جهات الاتصال</text:p>
          </table:table-cell>
        </table:table-row>
        <table:table-row table:style-name="ro1">
          <table:table-cell office:value-type="string">
            <text:p>UPDATING_CONTACTS</text:p>
          </table:table-cell>
          <table:table-cell office:value-type="string">
            <text:p>Updating contacts</text:p>
          </table:table-cell>
          <table:table-cell office:value-type="string">
            <text:p>تحديث جهات الاتصال</text:p>
          </table:table-cell>
        </table:table-row>
        <table:table-row table:style-name="ro1">
          <table:table-cell office:value-type="string">
            <text:p>PLEASE_WAIT</text:p>
          </table:table-cell>
          <table:table-cell office:value-type="string">
            <text:p>Please wait</text:p>
          </table:table-cell>
          <table:table-cell office:value-type="string">
            <text:p>الرجاء الانتظار</text:p>
          </table:table-cell>
        </table:table-row>
        <table:table-row table:style-name="ro1">
          <table:table-cell office:value-type="string">
            <text:p>PREVIEW_CONTACT</text:p>
          </table:table-cell>
          <table:table-cell office:value-type="string">
            <text:p>Preview Contact</text:p>
          </table:table-cell>
          <table:table-cell office:value-type="string">
            <text:p>معاينة جهة الاتصال</text:p>
          </table:table-cell>
        </table:table-row>
        <table:table-row table:style-name="ro1">
          <table:table-cell office:value-type="string">
            <text:p>UPDATE_SELECTED</text:p>
          </table:table-cell>
          <table:table-cell office:value-type="string">
            <text:p>Update Selected</text:p>
          </table:table-cell>
          <table:table-cell office:value-type="string">
            <text:p>تحديث المحدد</text:p>
          </table:table-cell>
        </table:table-row>
        <table:table-row table:style-name="ro1">
          <table:table-cell office:value-type="string">
            <text:p>MARK_ALL</text:p>
          </table:table-cell>
          <table:table-cell office:value-type="string">
            <text:p>Mark all</text:p>
          </table:table-cell>
          <table:table-cell office:value-type="string">
            <text:p>تحديد الكل</text:p>
          </table:table-cell>
        </table:table-row>
        <table:table-row table:style-name="ro1">
          <table:table-cell office:value-type="string">
            <text:p>UNMARK_ALL</text:p>
          </table:table-cell>
          <table:table-cell office:value-type="string">
            <text:p>Unmark All</text:p>
          </table:table-cell>
          <table:table-cell office:value-type="string">
            <text:p>إلغاء تحديد الكل</text:p>
          </table:table-cell>
        </table:table-row>
        <table:table-row table:style-name="ro1">
          <table:table-cell office:value-type="string">
            <text:p>SUCCESS</text:p>
          </table:table-cell>
          <table:table-cell office:value-type="string">
            <text:p>Success</text:p>
          </table:table-cell>
          <table:table-cell office:value-type="string">
            <text:p>نجاح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rror</text:p>
          </table:table-cell>
          <table:table-cell office:value-type="string">
            <text:p>خطأ</text:p>
          </table:table-cell>
        </table:table-row>
        <table:table-row table:style-name="ro1">
          <table:table-cell office:value-type="string">
            <text:p>VERSION</text:p>
          </table:table-cell>
          <table:table-cell office:value-type="string">
            <text:p>Version</text:p>
          </table:table-cell>
          <table:table-cell office:value-type="string">
            <text:p>الإصدار</text:p>
          </table:table-cell>
        </table:table-row>
        <table:table-row table:style-name="ro1">
          <table:table-cell office:value-type="string">
            <text:p>DEVELOPED_BY</text:p>
          </table:table-cell>
          <table:table-cell office:value-type="string">
            <text:p>Developed by</text:p>
          </table:table-cell>
          <table:table-cell office:value-type="string">
            <text:p>تم التطوير من قبل</text:p>
          </table:table-cell>
        </table:table-row>
        <table:table-row table:style-name="ro1">
          <table:table-cell office:value-type="string">
            <text:p>COPYRIGHT</text:p>
          </table:table-cell>
          <table:table-cell office:value-type="string">
            <text:p>Copyright</text:p>
          </table:table-cell>
          <table:table-cell office:value-type="string">
            <text:p>حقوق النشر</text:p>
          </table:table-cell>
        </table:table-row>
        <table:table-row table:style-name="ro2">
          <table:table-cell office:value-type="string">
            <text:p>ALL_RIGHTS_RESERVED</text:p>
          </table:table-cell>
          <table:table-cell office:value-type="string">
            <text:p>All rights reserved.</text:p>
          </table:table-cell>
          <table:table-cell office:value-type="string">
            <text:p>جميع الحقوق محفوظة.</text:p>
          </table:table-cell>
        </table:table-row>
        <table:table-row table:style-name="ro1">
          <table:table-cell office:value-type="string">
            <text:p>STRING_CONTACTSSCREEN_NO_CONTACT_SELECTED</text:p>
          </table:table-cell>
          <table:table-cell office:value-type="string">
            <text:p>No contact has been selected</text:p>
          </table:table-cell>
          <table:table-cell office:value-type="string">
            <text:p>لم يتم تحديد أي جهة اتصال</text:p>
          </table:table-cell>
        </table:table-row>
        <table:table-row table:style-name="ro1">
          <table:table-cell office:value-type="string">
            <text:p>STRING_CONTACTSSCREEN_ONE_CONTACT_ONLY</text:p>
          </table:table-cell>
          <table:table-cell office:value-type="string">
            <text:p>Please select 1 contact only</text:p>
          </table:table-cell>
          <table:table-cell office:value-type="string">
            <text:p>الرجاء اختيار جهة اتصال واحدة فقط</text:p>
          </table:table-cell>
        </table:table-row>
        <table:table-row table:style-name="ro1">
          <table:table-cell office:value-type="string">
            <text:p>STRING_CONTACTSSCREEN_UPDATE_QUESTION</text:p>
          </table:table-cell>
          <table:table-cell office:value-type="string">
            <text:p>Do you want to update</text:p>
          </table:table-cell>
          <table:table-cell office:value-type="string">
            <text:p>هل تريد تحديث</text:p>
          </table:table-cell>
        </table:table-row>
        <table:table-row table:style-name="ro1">
          <table:table-cell office:value-type="string">
            <text:p>STRING_CONTACTSSCREEN_UPDATE_QUESTION_CONTACTS</text:p>
          </table:table-cell>
          <table:table-cell office:value-type="string">
            <text:p>contacts</text:p>
          </table:table-cell>
          <table:table-cell office:value-type="string">
            <text:p>جهة اتصال</text:p>
          </table:table-cell>
        </table:table-row>
        <table:table-row table:style-name="ro1">
          <table:table-cell office:value-type="string">
            <text:p>STRING_CONTACTSSCREEN_UPDATE_QUESTION_MARK</text:p>
          </table:table-cell>
          <table:table-cell office:value-type="string">
            <text:p>?</text:p>
          </table:table-cell>
          <table:table-cell office:value-type="string">
            <text:p>؟</text:p>
          </table:table-cell>
        </table:table-row>
        <table:table-row table:style-name="ro1">
          <table:table-cell office:value-type="string">
            <text:p>STRING_CONTACTSSCREEN_DETAILS_OF</text:p>
          </table:table-cell>
          <table:table-cell office:value-type="string">
            <text:p>Details of</text:p>
          </table:table-cell>
          <table:table-cell office:value-type="string">
            <text:p>معلومات</text:p>
          </table:table-cell>
        </table:table-row>
        <table:table-row table:style-name="ro2">
          <table:table-cell office:value-type="string">
            <text:p>STRING_CONTACTSSCREEN_UPDATED_SUCCESSFULLY</text:p>
          </table:table-cell>
          <table:table-cell office:value-type="string">
            <text:p>have been updated successfully.</text:p>
          </table:table-cell>
          <table:table-cell office:value-type="string">
            <text:p>تم تحديثها بنجاح.</text:p>
          </table:table-cell>
        </table:table-row>
        <table:table-row table:style-name="ro1">
          <table:table-cell office:value-type="string">
            <text:p>STRING_MAIN_HOW_TO_TITLE</text:p>
          </table:table-cell>
          <table:table-cell office:value-type="string">
            <text:p>How to use the application?</text:p>
          </table:table-cell>
          <table:table-cell office:value-type="string">
            <text:p>كيف تستخدم التطبيق؟</text:p>
          </table:table-cell>
        </table:table-row>
        <table:table-row table:style-name="ro2">
          <table:table-cell table:style-name="Default" office:value-type="string">
            <text:p>STRING_MAIN_BACKUP_CONTACTS</text:p>
          </table:table-cell>
          <table:table-cell office:value-type="string">
            <text:p>It's recommended to backup your contacts before proceeding. For more information, please visit:</text:p>
          </table:table-cell>
          <table:table-cell office:value-type="string">
            <text:p>يوصى بإنشاء نسخة احتياطية من جهات الاتصال الخاصة بك قبل استخدام هذا التطبيق. لمزيد من المعلومات، يرجى زيارة:</text:p>
          </table:table-cell>
        </table:table-row>
        <table:table-row table:style-name="ro2">
          <table:table-cell office:value-type="string">
            <text:p>STRING_MAIN_INSTRUCTION</text:p>
          </table:table-cell>
          <table:table-cell office:value-type="string">
            <text:p>Press "Options" then "Start", to start analyzing your contacts. If any of your contacts needs to be updated, it'll be displayed next.</text:p>
          </table:table-cell>
          <table:table-cell office:value-type="string">
            <text:p>اضغط على "الخيارات" ثم "بدء"، لتبدء تحليل جهات الاتصال الخاصة بك. إن وجدت أي جهة اتصال بحاجة إلى تحديث، فسيتم عرضها لاحقاً.</text:p>
          </table:table-cell>
        </table:table-row>
        <table:table-row table:style-name="ro1">
          <table:table-cell office:value-type="string">
            <text:p>STRING_MAIN_TO_START</text:p>
          </table:table-cell>
          <table:table-cell office:value-type="string">
            <text:p>To start</text:p>
          </table:table-cell>
          <table:table-cell office:value-type="string">
            <text:p>للبدء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الاسم</text:p>
          </table:table-cell>
        </table:table-row>
        <table:table-row table:style-name="ro1">
          <table:table-cell office:value-type="string">
            <text:p>CURRENT_NUMBERS</text:p>
          </table:table-cell>
          <table:table-cell office:value-type="string">
            <text:p>Current numbers</text:p>
          </table:table-cell>
          <table:table-cell office:value-type="string">
            <text:p>الأرقام الحالية</text:p>
          </table:table-cell>
        </table:table-row>
        <table:table-row table:style-name="ro1">
          <table:table-cell office:value-type="string">
            <text:p>UPDATED_NUMBERS</text:p>
          </table:table-cell>
          <table:table-cell office:value-type="string">
            <text:p>Updated Numbers</text:p>
          </table:table-cell>
          <table:table-cell office:value-type="string">
            <text:p>الأرقام بعد التحديث</text:p>
          </table:table-cell>
        </table:table-row>
        <table:table-row table:style-name="ro1">
          <table:table-cell office:value-type="string">
            <text:p>DEVELOPER</text:p>
          </table:table-cell>
          <table:table-cell office:value-type="string">
            <text:p>Abdulrahman S. K. Alotaiba</text:p>
          </table:table-cell>
          <table:table-cell office:value-type="string">
            <text:p>عبدالرحمن العتيبة</text:p>
          </table:table-cell>
        </table:table-row>
        <table:table-row table:style-name="ro1">
          <table:table-cell office:value-type="string">
            <text:p>TEL</text:p>
          </table:table-cell>
          <table:table-cell office:value-type="string">
            <text:p>Telephone</text:p>
          </table:table-cell>
          <table:table-cell office:value-type="string">
            <text:p>الهاتف</text:p>
          </table:table-cell>
        </table:table-row>
        <table:table-row table:style-name="ro2">
          <table:table-cell table:style-name="Default" office:value-type="string">
            <text:p>TEL_HOME</text:p>
          </table:table-cell>
          <table:table-cell office:value-type="string">
            <text:p>Tel. (home)</text:p>
          </table:table-cell>
          <table:table-cell office:value-type="string">
            <text:p>هاتف (منزل)</text:p>
          </table:table-cell>
        </table:table-row>
        <table:table-row table:style-name="ro2">
          <table:table-cell office:value-type="string">
            <text:p>TEL_BUSINESS</text:p>
          </table:table-cell>
          <table:table-cell office:value-type="string">
            <text:p>Tel. (business)</text:p>
          </table:table-cell>
          <table:table-cell office:value-type="string">
            <text:p>هاتف (عمل)</text:p>
          </table:table-cell>
        </table:table-row>
        <table:table-row table:style-name="ro2">
          <table:table-cell office:value-type="string">
            <text:p>MOBILE_HOME</text:p>
          </table:table-cell>
          <table:table-cell office:value-type="string">
            <text:p>Mobile (home)</text:p>
          </table:table-cell>
          <table:table-cell office:value-type="string">
            <text:p>هاتف محمول (منزل)</text:p>
          </table:table-cell>
        </table:table-row>
        <table:table-row table:style-name="ro2">
          <table:table-cell office:value-type="string">
            <text:p>MOBILE_BUSINESS</text:p>
          </table:table-cell>
          <table:table-cell office:value-type="string">
            <text:p>Mobile (business)</text:p>
          </table:table-cell>
          <table:table-cell office:value-type="string">
            <text:p>هاتف محمول (عمل)</text:p>
          </table:table-cell>
        </table:table-row>
        <table:table-row table:style-name="ro2">
          <table:table-cell office:value-type="string">
            <text:p>VIDEO_CALL_HOME</text:p>
          </table:table-cell>
          <table:table-cell office:value-type="string">
            <text:p>Video call (home)</text:p>
          </table:table-cell>
          <table:table-cell office:value-type="string">
            <text:p>مكالمة فيديو (منزل)</text:p>
          </table:table-cell>
        </table:table-row>
        <table:table-row table:style-name="ro2">
          <table:table-cell office:value-type="string">
            <text:p>VIDEO_CALL_BUSINESS</text:p>
          </table:table-cell>
          <table:table-cell office:value-type="string">
            <text:p>Video call (bus.)</text:p>
          </table:table-cell>
          <table:table-cell office:value-type="string">
            <text:p>مكالمة فيديو (عمل)</text:p>
          </table:table-cell>
        </table:table-row>
        <table:table-row table:style-name="ro2">
          <table:table-cell office:value-type="string">
            <text:p>FAX_HOME</text:p>
          </table:table-cell>
          <table:table-cell office:value-type="string">
            <text:p>Fax (home)</text:p>
          </table:table-cell>
          <table:table-cell office:value-type="string">
            <text:p>فاكس (منزل)</text:p>
          </table:table-cell>
        </table:table-row>
        <table:table-row table:style-name="ro2">
          <table:table-cell office:value-type="string">
            <text:p>FAX_BUSINESS</text:p>
          </table:table-cell>
          <table:table-cell office:value-type="string">
            <text:p>Fax (business)</text:p>
          </table:table-cell>
          <table:table-cell office:value-type="string">
            <text:p>فاكس (عمل)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غير معروف</text:p>
          </table:table-cell>
        </table:table-row>
        <table:table-row table:style-name="ro2">
          <table:table-cell office:value-type="string">
            <text:p>NO_NAME</text:p>
          </table:table-cell>
          <table:table-cell office:value-type="string">
            <text:p>(no name)</text:p>
          </table:table-cell>
          <table:table-cell office:value-type="string">
            <text:p>(بدون اسم)</text:p>
          </table:table-cell>
        </table:table-row>
        <table:table-row table:style-name="ro1">
          <table:table-cell office:value-type="string">
            <text:p>NAME_SEPARATOR</text:p>
          </table:table-cell>
          <table:table-cell office:value-type="string">
            <text:p>,</text:p>
          </table:table-cell>
          <table:table-cell office:value-type="string">
            <text:p>،</text:p>
          </table:table-cell>
        </table:table-row>
        <table:table-row table:style-name="ro1" table:number-rows-repeated="6548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essa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English</text:p>
          </table:table-cell>
          <table:table-cell office:value-type="string">
            <text:p>Arabic</text:p>
          </table:table-cell>
        </table:table-row>
        <table:table-row table:style-name="ro1">
          <table:table-cell table:formula="of:=CONCATENATE([Strings.A2];&quot;=&quot;;[Strings.B2])" office:value-type="string" office:string-value="QONTACTS=Qontacts">
            <text:p>QONTACTS=Qontacts</text:p>
          </table:table-cell>
          <table:table-cell table:formula="of:=CONCATENATE([Strings.A2];&quot;=&quot;;[Strings.C2])" office:value-type="string" office:string-value="QONTACTS=Qontacts">
            <text:p>QONTACTS=Qontacts</text:p>
          </table:table-cell>
        </table:table-row>
        <table:table-row table:style-name="ro2">
          <table:table-cell table:formula="of:=CONCATENATE([Strings.A3];&quot;=&quot;;[Strings.B3])" office:value-type="string" office:string-value="CONTACTS=Contacts">
            <text:p>CONTACTS=Contacts</text:p>
          </table:table-cell>
          <table:table-cell table:formula="of:=CONCATENATE([Strings.A3];&quot;=&quot;;[Strings.C3])" office:value-type="string" office:string-value="CONTACTS=جهات الاتصال">
            <text:p>CONTACTS=جهات الاتصال</text:p>
          </table:table-cell>
        </table:table-row>
        <table:table-row table:style-name="ro2">
          <table:table-cell table:formula="of:=CONCATENATE([Strings.A4];&quot;=&quot;;[Strings.B4])" office:value-type="string" office:string-value="EXIT=Exit">
            <text:p>EXIT=Exit</text:p>
          </table:table-cell>
          <table:table-cell table:formula="of:=CONCATENATE([Strings.A4];&quot;=&quot;;[Strings.C4])" office:value-type="string" office:string-value="EXIT=خروج">
            <text:p>EXIT=خروج</text:p>
          </table:table-cell>
        </table:table-row>
        <table:table-row table:style-name="ro2">
          <table:table-cell table:formula="of:=CONCATENATE([Strings.A5];&quot;=&quot;;[Strings.B5])" office:value-type="string" office:string-value="START=Start">
            <text:p>START=Start</text:p>
          </table:table-cell>
          <table:table-cell table:formula="of:=CONCATENATE([Strings.A5];&quot;=&quot;;[Strings.C5])" office:value-type="string" office:string-value="START=بدء">
            <text:p>START=بدء</text:p>
          </table:table-cell>
        </table:table-row>
        <table:table-row table:style-name="ro2">
          <table:table-cell table:formula="of:=CONCATENATE([Strings.A6];&quot;=&quot;;[Strings.B6])" office:value-type="string" office:string-value="ABOUT=About">
            <text:p>ABOUT=About</text:p>
          </table:table-cell>
          <table:table-cell table:formula="of:=CONCATENATE([Strings.A6];&quot;=&quot;;[Strings.C6])" office:value-type="string" office:string-value="ABOUT=حول">
            <text:p>ABOUT=حول</text:p>
          </table:table-cell>
        </table:table-row>
        <table:table-row table:style-name="ro2">
          <table:table-cell table:formula="of:=CONCATENATE([Strings.A7];&quot;=&quot;;[Strings.B7])" office:value-type="string" office:string-value="OK=OK">
            <text:p>OK=OK</text:p>
          </table:table-cell>
          <table:table-cell table:formula="of:=CONCATENATE([Strings.A7];&quot;=&quot;;[Strings.C7])" office:value-type="string" office:string-value="OK=موافق">
            <text:p>OK=موافق</text:p>
          </table:table-cell>
        </table:table-row>
        <table:table-row table:style-name="ro2">
          <table:table-cell table:formula="of:=CONCATENATE([Strings.A8];&quot;=&quot;;[Strings.B8])" office:value-type="string" office:string-value="CANCEL=Cancel">
            <text:p>CANCEL=Cancel</text:p>
          </table:table-cell>
          <table:table-cell table:formula="of:=CONCATENATE([Strings.A8];&quot;=&quot;;[Strings.C8])" office:value-type="string" office:string-value="CANCEL=إلغاء">
            <text:p>CANCEL=إلغاء</text:p>
          </table:table-cell>
        </table:table-row>
        <table:table-row table:style-name="ro2">
          <table:table-cell table:formula="of:=CONCATENATE([Strings.A9];&quot;=&quot;;[Strings.B9])" office:value-type="string" office:string-value="BACK=Back">
            <text:p>BACK=Back</text:p>
          </table:table-cell>
          <table:table-cell table:formula="of:=CONCATENATE([Strings.A9];&quot;=&quot;;[Strings.C9])" office:value-type="string" office:string-value="BACK=رجوع">
            <text:p>BACK=رجوع</text:p>
          </table:table-cell>
        </table:table-row>
        <table:table-row table:style-name="ro2">
          <table:table-cell table:formula="of:=CONCATENATE([Strings.A10];&quot;=&quot;;[Strings.B10])" office:value-type="string" office:string-value="UPDATE=Update">
            <text:p>UPDATE=Update</text:p>
          </table:table-cell>
          <table:table-cell table:formula="of:=CONCATENATE([Strings.A10];&quot;=&quot;;[Strings.C10])" office:value-type="string" office:string-value="UPDATE=تحديث">
            <text:p>UPDATE=تحديث</text:p>
          </table:table-cell>
        </table:table-row>
        <table:table-row table:style-name="ro2">
          <table:table-cell table:formula="of:=CONCATENATE([Strings.A11];&quot;=&quot;;[Strings.B11])" office:value-type="string" office:string-value="OPEN=Open">
            <text:p>OPEN=Open</text:p>
          </table:table-cell>
          <table:table-cell table:formula="of:=CONCATENATE([Strings.A11];&quot;=&quot;;[Strings.C11])" office:value-type="string" office:string-value="OPEN=فتح">
            <text:p>OPEN=فتح</text:p>
          </table:table-cell>
        </table:table-row>
        <table:table-row table:style-name="ro2">
          <table:table-cell table:formula="of:=CONCATENATE([Strings.A12];&quot;=&quot;;[Strings.B12])" office:value-type="string" office:string-value="ANALYZING_CONTACTS=Analyzing contacts">
            <text:p>ANALYZING_CONTACTS=Analyzing contacts</text:p>
          </table:table-cell>
          <table:table-cell table:formula="of:=CONCATENATE([Strings.A12];&quot;=&quot;;[Strings.C12])" office:value-type="string" office:string-value="ANALYZING_CONTACTS=تحليل جهات الاتصال">
            <text:p>ANALYZING_CONTACTS=تحليل جهات الاتصال</text:p>
          </table:table-cell>
        </table:table-row>
        <table:table-row table:style-name="ro2">
          <table:table-cell table:formula="of:=CONCATENATE([Strings.A13];&quot;=&quot;;[Strings.B13])" office:value-type="string" office:string-value="UPDATING_CONTACTS=Updating contacts">
            <text:p>UPDATING_CONTACTS=Updating contacts</text:p>
          </table:table-cell>
          <table:table-cell table:formula="of:=CONCATENATE([Strings.A13];&quot;=&quot;;[Strings.C13])" office:value-type="string" office:string-value="UPDATING_CONTACTS=تحديث جهات الاتصال">
            <text:p>UPDATING_CONTACTS=تحديث جهات الاتصال</text:p>
          </table:table-cell>
        </table:table-row>
        <table:table-row table:style-name="ro2">
          <table:table-cell table:formula="of:=CONCATENATE([Strings.A14];&quot;=&quot;;[Strings.B14])" office:value-type="string" office:string-value="PLEASE_WAIT=Please wait">
            <text:p>PLEASE_WAIT=Please wait</text:p>
          </table:table-cell>
          <table:table-cell table:formula="of:=CONCATENATE([Strings.A14];&quot;=&quot;;[Strings.C14])" office:value-type="string" office:string-value="PLEASE_WAIT=الرجاء الانتظار">
            <text:p>PLEASE_WAIT=الرجاء الانتظار</text:p>
          </table:table-cell>
        </table:table-row>
        <table:table-row table:style-name="ro2">
          <table:table-cell table:formula="of:=CONCATENATE([Strings.A15];&quot;=&quot;;[Strings.B15])" office:value-type="string" office:string-value="PREVIEW_CONTACT=Preview Contact">
            <text:p>PREVIEW_CONTACT=Preview Contact</text:p>
          </table:table-cell>
          <table:table-cell table:formula="of:=CONCATENATE([Strings.A15];&quot;=&quot;;[Strings.C15])" office:value-type="string" office:string-value="PREVIEW_CONTACT=معاينة جهة الاتصال">
            <text:p>PREVIEW_CONTACT=معاينة جهة الاتصال</text:p>
          </table:table-cell>
        </table:table-row>
        <table:table-row table:style-name="ro2">
          <table:table-cell table:formula="of:=CONCATENATE([Strings.A16];&quot;=&quot;;[Strings.B16])" office:value-type="string" office:string-value="UPDATE_SELECTED=Update Selected">
            <text:p>UPDATE_SELECTED=Update Selected</text:p>
          </table:table-cell>
          <table:table-cell table:formula="of:=CONCATENATE([Strings.A16];&quot;=&quot;;[Strings.C16])" office:value-type="string" office:string-value="UPDATE_SELECTED=تحديث المحدد">
            <text:p>UPDATE_SELECTED=تحديث المحدد</text:p>
          </table:table-cell>
        </table:table-row>
        <table:table-row table:style-name="ro2">
          <table:table-cell table:formula="of:=CONCATENATE([Strings.A17];&quot;=&quot;;[Strings.B17])" office:value-type="string" office:string-value="MARK_ALL=Mark all">
            <text:p>MARK_ALL=Mark all</text:p>
          </table:table-cell>
          <table:table-cell table:formula="of:=CONCATENATE([Strings.A17];&quot;=&quot;;[Strings.C17])" office:value-type="string" office:string-value="MARK_ALL=تحديد الكل">
            <text:p>MARK_ALL=تحديد الكل</text:p>
          </table:table-cell>
        </table:table-row>
        <table:table-row table:style-name="ro2">
          <table:table-cell table:formula="of:=CONCATENATE([Strings.A18];&quot;=&quot;;[Strings.B18])" office:value-type="string" office:string-value="UNMARK_ALL=Unmark All">
            <text:p>UNMARK_ALL=Unmark All</text:p>
          </table:table-cell>
          <table:table-cell table:formula="of:=CONCATENATE([Strings.A18];&quot;=&quot;;[Strings.C18])" office:value-type="string" office:string-value="UNMARK_ALL=إلغاء تحديد الكل">
            <text:p>UNMARK_ALL=إلغاء تحديد الكل</text:p>
          </table:table-cell>
        </table:table-row>
        <table:table-row table:style-name="ro2">
          <table:table-cell table:formula="of:=CONCATENATE([Strings.A19];&quot;=&quot;;[Strings.B19])" office:value-type="string" office:string-value="SUCCESS=Success">
            <text:p>SUCCESS=Success</text:p>
          </table:table-cell>
          <table:table-cell table:formula="of:=CONCATENATE([Strings.A19];&quot;=&quot;;[Strings.C19])" office:value-type="string" office:string-value="SUCCESS=نجاح">
            <text:p>SUCCESS=نجاح</text:p>
          </table:table-cell>
        </table:table-row>
        <table:table-row table:style-name="ro2">
          <table:table-cell table:formula="of:=CONCATENATE([Strings.A20];&quot;=&quot;;[Strings.B20])" office:value-type="string" office:string-value="ERROR=Error">
            <text:p>ERROR=Error</text:p>
          </table:table-cell>
          <table:table-cell table:formula="of:=CONCATENATE([Strings.A20];&quot;=&quot;;[Strings.C20])" office:value-type="string" office:string-value="ERROR=خطأ">
            <text:p>ERROR=خطأ</text:p>
          </table:table-cell>
        </table:table-row>
        <table:table-row table:style-name="ro2">
          <table:table-cell table:formula="of:=CONCATENATE([Strings.A21];&quot;=&quot;;[Strings.B21])" office:value-type="string" office:string-value="VERSION=Version">
            <text:p>VERSION=Version</text:p>
          </table:table-cell>
          <table:table-cell table:formula="of:=CONCATENATE([Strings.A21];&quot;=&quot;;[Strings.C21])" office:value-type="string" office:string-value="VERSION=الإصدار">
            <text:p>VERSION=الإصدار</text:p>
          </table:table-cell>
        </table:table-row>
        <table:table-row table:style-name="ro2">
          <table:table-cell table:formula="of:=CONCATENATE([Strings.A22];&quot;=&quot;;[Strings.B22])" office:value-type="string" office:string-value="DEVELOPED_BY=Developed by">
            <text:p>DEVELOPED_BY=Developed by</text:p>
          </table:table-cell>
          <table:table-cell table:formula="of:=CONCATENATE([Strings.A22];&quot;=&quot;;[Strings.C22])" office:value-type="string" office:string-value="DEVELOPED_BY=تم التطوير من قبل">
            <text:p>DEVELOPED_BY=تم التطوير من قبل</text:p>
          </table:table-cell>
        </table:table-row>
        <table:table-row table:style-name="ro2">
          <table:table-cell table:formula="of:=CONCATENATE([Strings.A23];&quot;=&quot;;[Strings.B23])" office:value-type="string" office:string-value="COPYRIGHT=Copyright">
            <text:p>COPYRIGHT=Copyright</text:p>
          </table:table-cell>
          <table:table-cell table:formula="of:=CONCATENATE([Strings.A23];&quot;=&quot;;[Strings.C23])" office:value-type="string" office:string-value="COPYRIGHT=حقوق النشر">
            <text:p>COPYRIGHT=حقوق النشر</text:p>
          </table:table-cell>
        </table:table-row>
        <table:table-row table:style-name="ro2">
          <table:table-cell table:formula="of:=CONCATENATE([Strings.A24];&quot;=&quot;;[Strings.B24])" office:value-type="string" office:string-value="ALL_RIGHTS_RESERVED=All rights reserved.">
            <text:p>ALL_RIGHTS_RESERVED=All rights reserved.</text:p>
          </table:table-cell>
          <table:table-cell table:formula="of:=CONCATENATE([Strings.A24];&quot;=&quot;;[Strings.C24])" office:value-type="string" office:string-value="ALL_RIGHTS_RESERVED=جميع الحقوق محفوظة.">
            <text:p>ALL_RIGHTS_RESERVED=جميع الحقوق محفوظة.</text:p>
          </table:table-cell>
        </table:table-row>
        <table:table-row table:style-name="ro2">
          <table:table-cell table:formula="of:=CONCATENATE([Strings.A25];&quot;=&quot;;[Strings.B25])" office:value-type="string" office:string-value="STRING_CONTACTSSCREEN_NO_CONTACT_SELECTED=No contact has been selected">
            <text:p>STRING_CONTACTSSCREEN_NO_CONTACT_SELECTED=No contact has been selected</text:p>
          </table:table-cell>
          <table:table-cell table:formula="of:=CONCATENATE([Strings.A25];&quot;=&quot;;[Strings.C25])" office:value-type="string" office:string-value="STRING_CONTACTSSCREEN_NO_CONTACT_SELECTED=لم يتم تحديد أي جهة اتصال">
            <text:p>STRING_CONTACTSSCREEN_NO_CONTACT_SELECTED=لم يتم تحديد أي جهة اتصال</text:p>
          </table:table-cell>
        </table:table-row>
        <table:table-row table:style-name="ro2">
          <table:table-cell table:formula="of:=CONCATENATE([Strings.A26];&quot;=&quot;;[Strings.B26])" office:value-type="string" office:string-value="STRING_CONTACTSSCREEN_ONE_CONTACT_ONLY=Please select 1 contact only">
            <text:p>STRING_CONTACTSSCREEN_ONE_CONTACT_ONLY=Please select 1 contact only</text:p>
          </table:table-cell>
          <table:table-cell table:formula="of:=CONCATENATE([Strings.A26];&quot;=&quot;;[Strings.C26])" office:value-type="string" office:string-value="STRING_CONTACTSSCREEN_ONE_CONTACT_ONLY=الرجاء اختيار جهة اتصال واحدة فقط">
            <text:p>STRING_CONTACTSSCREEN_ONE_CONTACT_ONLY=الرجاء اختيار جهة اتصال واحدة فقط</text:p>
          </table:table-cell>
        </table:table-row>
        <table:table-row table:style-name="ro2">
          <table:table-cell table:formula="of:=CONCATENATE([Strings.A27];&quot;=&quot;;[Strings.B27])" office:value-type="string" office:string-value="STRING_CONTACTSSCREEN_UPDATE_QUESTION=Do you want to update">
            <text:p>STRING_CONTACTSSCREEN_UPDATE_QUESTION=Do you want to update</text:p>
          </table:table-cell>
          <table:table-cell table:formula="of:=CONCATENATE([Strings.A27];&quot;=&quot;;[Strings.C27])" office:value-type="string" office:string-value="STRING_CONTACTSSCREEN_UPDATE_QUESTION=هل تريد تحديث">
            <text:p>STRING_CONTACTSSCREEN_UPDATE_QUESTION=هل تريد تحديث</text:p>
          </table:table-cell>
        </table:table-row>
        <table:table-row table:style-name="ro2">
          <table:table-cell table:formula="of:=CONCATENATE([Strings.A28];&quot;=&quot;;[Strings.B28])" office:value-type="string" office:string-value="STRING_CONTACTSSCREEN_UPDATE_QUESTION_CONTACTS=contacts">
            <text:p>STRING_CONTACTSSCREEN_UPDATE_QUESTION_CONTACTS=contacts</text:p>
          </table:table-cell>
          <table:table-cell table:formula="of:=CONCATENATE([Strings.A28];&quot;=&quot;;[Strings.C28])" office:value-type="string" office:string-value="STRING_CONTACTSSCREEN_UPDATE_QUESTION_CONTACTS=جهة اتصال">
            <text:p>STRING_CONTACTSSCREEN_UPDATE_QUESTION_CONTACTS=جهة اتصال</text:p>
          </table:table-cell>
        </table:table-row>
        <table:table-row table:style-name="ro2">
          <table:table-cell table:formula="of:=CONCATENATE([Strings.A29];&quot;=&quot;;[Strings.B29])" office:value-type="string" office:string-value="STRING_CONTACTSSCREEN_UPDATE_QUESTION_MARK=?">
            <text:p>STRING_CONTACTSSCREEN_UPDATE_QUESTION_MARK=?</text:p>
          </table:table-cell>
          <table:table-cell table:formula="of:=CONCATENATE([Strings.A29];&quot;=&quot;;[Strings.C29])" office:value-type="string" office:string-value="STRING_CONTACTSSCREEN_UPDATE_QUESTION_MARK=؟">
            <text:p>STRING_CONTACTSSCREEN_UPDATE_QUESTION_MARK=؟</text:p>
          </table:table-cell>
        </table:table-row>
        <table:table-row table:style-name="ro2">
          <table:table-cell table:formula="of:=CONCATENATE([Strings.A30];&quot;=&quot;;[Strings.B30])" office:value-type="string" office:string-value="STRING_CONTACTSSCREEN_DETAILS_OF=Details of">
            <text:p>STRING_CONTACTSSCREEN_DETAILS_OF=Details of</text:p>
          </table:table-cell>
          <table:table-cell table:formula="of:=CONCATENATE([Strings.A30];&quot;=&quot;;[Strings.C30])" office:value-type="string" office:string-value="STRING_CONTACTSSCREEN_DETAILS_OF=معلومات">
            <text:p>STRING_CONTACTSSCREEN_DETAILS_OF=معلومات</text:p>
          </table:table-cell>
        </table:table-row>
        <table:table-row table:style-name="ro2">
          <table:table-cell table:formula="of:=CONCATENATE([Strings.A31];&quot;=&quot;;[Strings.B31])" office:value-type="string" office:string-value="STRING_CONTACTSSCREEN_UPDATED_SUCCESSFULLY=have been updated successfully.">
            <text:p>STRING_CONTACTSSCREEN_UPDATED_SUCCESSFULLY=have been updated successfully.</text:p>
          </table:table-cell>
          <table:table-cell table:formula="of:=CONCATENATE([Strings.A31];&quot;=&quot;;[Strings.C31])" office:value-type="string" office:string-value="STRING_CONTACTSSCREEN_UPDATED_SUCCESSFULLY=تم تحديثها بنجاح.">
            <text:p>STRING_CONTACTSSCREEN_UPDATED_SUCCESSFULLY=تم تحديثها بنجاح.</text:p>
          </table:table-cell>
        </table:table-row>
        <table:table-row table:style-name="ro2">
          <table:table-cell table:formula="of:=CONCATENATE([Strings.A32];&quot;=&quot;;[Strings.B32])" office:value-type="string" office:string-value="STRING_MAIN_HOW_TO_TITLE=How to use the application?">
            <text:p>STRING_MAIN_HOW_TO_TITLE=How to use the application?</text:p>
          </table:table-cell>
          <table:table-cell table:formula="of:=CONCATENATE([Strings.A32];&quot;=&quot;;[Strings.C32])" office:value-type="string" office:string-value="STRING_MAIN_HOW_TO_TITLE=كيف تستخدم التطبيق؟">
            <text:p>STRING_MAIN_HOW_TO_TITLE=كيف تستخدم التطبيق؟</text:p>
          </table:table-cell>
        </table:table-row>
        <table:table-row table:style-name="ro2">
          <table:table-cell table:formula="of:=CONCATENATE([Strings.A33];&quot;=&quot;;[Strings.B33])" office:value-type="string" office:string-value="STRING_MAIN_BACKUP_CONTACTS=It's recommended to backup your contacts before proceeding. For more information, please visit:">
            <text:p>STRING_MAIN_BACKUP_CONTACTS=It's recommended to backup your contacts before proceeding. For more information, please visit:</text:p>
          </table:table-cell>
          <table:table-cell table:formula="of:=CONCATENATE([Strings.A33];&quot;=&quot;;[Strings.C33])" office:value-type="string" office:string-value="STRING_MAIN_BACKUP_CONTACTS=يوصى بإنشاء نسخة احتياطية من جهات الاتصال الخاصة بك قبل استخدام هذا التطبيق. لمزيد من المعلومات، يرجى زيارة:">
            <text:p>STRING_MAIN_BACKUP_CONTACTS=يوصى بإنشاء نسخة احتياطية من جهات الاتصال الخاصة بك قبل استخدام هذا التطبيق. لمزيد من المعلومات، يرجى زيارة:</text:p>
          </table:table-cell>
        </table:table-row>
        <table:table-row table:style-name="ro2">
          <table:table-cell table:formula="of:=CONCATENATE([Strings.A34];&quot;=&quot;;[Strings.B34])" office:value-type="string" office:string-value="STRING_MAIN_INSTRUCTION=Press &quot;Options&quot; then &quot;Start&quot;, to start analyzing your contacts. If any of your contacts needs to be updated, it'll be displayed next.">
            <text:p>STRING_MAIN_INSTRUCTION=Press "Options" then "Start", to start analyzing your contacts. If any of your contacts needs to be updated, it'll be displayed next.</text:p>
          </table:table-cell>
          <table:table-cell table:formula="of:=CONCATENATE([Strings.A34];&quot;=&quot;;[Strings.C34])" office:value-type="string" office:string-value="STRING_MAIN_INSTRUCTION=اضغط على &quot;الخيارات&quot; ثم &quot;بدء&quot;، لتبدء تحليل جهات الاتصال الخاصة بك. إن وجدت أي جهة اتصال بحاجة إلى تحديث، فسيتم عرضها لاحقاً.">
            <text:p>STRING_MAIN_INSTRUCTION=اضغط على "الخيارات" ثم "بدء"، لتبدء تحليل جهات الاتصال الخاصة بك. إن وجدت أي جهة اتصال بحاجة إلى تحديث، فسيتم عرضها لاحقاً.</text:p>
          </table:table-cell>
        </table:table-row>
        <table:table-row table:style-name="ro2">
          <table:table-cell table:formula="of:=CONCATENATE([Strings.A35];&quot;=&quot;;[Strings.B35])" office:value-type="string" office:string-value="STRING_MAIN_TO_START=To start">
            <text:p>STRING_MAIN_TO_START=To start</text:p>
          </table:table-cell>
          <table:table-cell table:formula="of:=CONCATENATE([Strings.A35];&quot;=&quot;;[Strings.C35])" office:value-type="string" office:string-value="STRING_MAIN_TO_START=للبدء">
            <text:p>STRING_MAIN_TO_START=للبدء</text:p>
          </table:table-cell>
        </table:table-row>
        <table:table-row table:style-name="ro2">
          <table:table-cell table:formula="of:=CONCATENATE([Strings.A36];&quot;=&quot;;[Strings.B36])" office:value-type="string" office:string-value="NAME=Name">
            <text:p>NAME=Name</text:p>
          </table:table-cell>
          <table:table-cell table:formula="of:=CONCATENATE([Strings.A36];&quot;=&quot;;[Strings.C36])" office:value-type="string" office:string-value="NAME=الاسم">
            <text:p>NAME=الاسم</text:p>
          </table:table-cell>
        </table:table-row>
        <table:table-row table:style-name="ro2">
          <table:table-cell table:formula="of:=CONCATENATE([Strings.A37];&quot;=&quot;;[Strings.B37])" office:value-type="string" office:string-value="CURRENT_NUMBERS=Current numbers">
            <text:p>CURRENT_NUMBERS=Current numbers</text:p>
          </table:table-cell>
          <table:table-cell table:formula="of:=CONCATENATE([Strings.A37];&quot;=&quot;;[Strings.C37])" office:value-type="string" office:string-value="CURRENT_NUMBERS=الأرقام الحالية">
            <text:p>CURRENT_NUMBERS=الأرقام الحالية</text:p>
          </table:table-cell>
        </table:table-row>
        <table:table-row table:style-name="ro2">
          <table:table-cell table:formula="of:=CONCATENATE([Strings.A38];&quot;=&quot;;[Strings.B38])" office:value-type="string" office:string-value="UPDATED_NUMBERS=Updated Numbers">
            <text:p>UPDATED_NUMBERS=Updated Numbers</text:p>
          </table:table-cell>
          <table:table-cell table:formula="of:=CONCATENATE([Strings.A38];&quot;=&quot;;[Strings.C38])" office:value-type="string" office:string-value="UPDATED_NUMBERS=الأرقام بعد التحديث">
            <text:p>UPDATED_NUMBERS=الأرقام بعد التحديث</text:p>
          </table:table-cell>
        </table:table-row>
        <table:table-row table:style-name="ro2">
          <table:table-cell table:formula="of:=CONCATENATE([Strings.A39];&quot;=&quot;;[Strings.B39])" office:value-type="string" office:string-value="DEVELOPER=Abdulrahman S. K. Alotaiba">
            <text:p>DEVELOPER=Abdulrahman S. K. Alotaiba</text:p>
          </table:table-cell>
          <table:table-cell table:formula="of:=CONCATENATE([Strings.A39];&quot;=&quot;;[Strings.C39])" office:value-type="string" office:string-value="DEVELOPER=عبدالرحمن العتيبة">
            <text:p>DEVELOPER=عبدالرحمن العتيبة</text:p>
          </table:table-cell>
        </table:table-row>
        <table:table-row table:style-name="ro2">
          <table:table-cell table:formula="of:=CONCATENATE([Strings.A40];&quot;=&quot;;[Strings.B40])" office:value-type="string" office:string-value="TEL=Telephone">
            <text:p>TEL=Telephone</text:p>
          </table:table-cell>
          <table:table-cell table:formula="of:=CONCATENATE([Strings.A40];&quot;=&quot;;[Strings.C40])" office:value-type="string" office:string-value="TEL=الهاتف">
            <text:p>TEL=الهاتف</text:p>
          </table:table-cell>
        </table:table-row>
        <table:table-row table:style-name="ro2">
          <table:table-cell table:formula="of:=CONCATENATE([Strings.A41];&quot;=&quot;;[Strings.B41])" office:value-type="string" office:string-value="TEL_HOME=Tel. (home)">
            <text:p>TEL_HOME=Tel. (home)</text:p>
          </table:table-cell>
          <table:table-cell table:formula="of:=CONCATENATE([Strings.A41];&quot;=&quot;;[Strings.C41])" office:value-type="string" office:string-value="TEL_HOME=هاتف (منزل)">
            <text:p>TEL_HOME=هاتف (منزل)</text:p>
          </table:table-cell>
        </table:table-row>
        <table:table-row table:style-name="ro2">
          <table:table-cell table:formula="of:=CONCATENATE([Strings.A42];&quot;=&quot;;[Strings.B42])" office:value-type="string" office:string-value="TEL_BUSINESS=Tel. (business)">
            <text:p>TEL_BUSINESS=Tel. (business)</text:p>
          </table:table-cell>
          <table:table-cell table:formula="of:=CONCATENATE([Strings.A42];&quot;=&quot;;[Strings.C42])" office:value-type="string" office:string-value="TEL_BUSINESS=هاتف (عمل)">
            <text:p>TEL_BUSINESS=هاتف (عمل)</text:p>
          </table:table-cell>
        </table:table-row>
        <table:table-row table:style-name="ro2">
          <table:table-cell table:formula="of:=CONCATENATE([Strings.A43];&quot;=&quot;;[Strings.B43])" office:value-type="string" office:string-value="MOBILE_HOME=Mobile (home)">
            <text:p>MOBILE_HOME=Mobile (home)</text:p>
          </table:table-cell>
          <table:table-cell table:formula="of:=CONCATENATE([Strings.A43];&quot;=&quot;;[Strings.C43])" office:value-type="string" office:string-value="MOBILE_HOME=هاتف محمول (منزل)">
            <text:p>MOBILE_HOME=هاتف محمول (منزل)</text:p>
          </table:table-cell>
        </table:table-row>
        <table:table-row table:style-name="ro2">
          <table:table-cell table:formula="of:=CONCATENATE([Strings.A44];&quot;=&quot;;[Strings.B44])" office:value-type="string" office:string-value="MOBILE_BUSINESS=Mobile (business)">
            <text:p>MOBILE_BUSINESS=Mobile (business)</text:p>
          </table:table-cell>
          <table:table-cell table:formula="of:=CONCATENATE([Strings.A44];&quot;=&quot;;[Strings.C44])" office:value-type="string" office:string-value="MOBILE_BUSINESS=هاتف محمول (عمل)">
            <text:p>MOBILE_BUSINESS=هاتف محمول (عمل)</text:p>
          </table:table-cell>
        </table:table-row>
        <table:table-row table:style-name="ro2">
          <table:table-cell table:formula="of:=CONCATENATE([Strings.A45];&quot;=&quot;;[Strings.B45])" office:value-type="string" office:string-value="VIDEO_CALL_HOME=Video call (home)">
            <text:p>VIDEO_CALL_HOME=Video call (home)</text:p>
          </table:table-cell>
          <table:table-cell table:formula="of:=CONCATENATE([Strings.A45];&quot;=&quot;;[Strings.C45])" office:value-type="string" office:string-value="VIDEO_CALL_HOME=مكالمة فيديو (منزل)">
            <text:p>VIDEO_CALL_HOME=مكالمة فيديو (منزل)</text:p>
          </table:table-cell>
        </table:table-row>
        <table:table-row table:style-name="ro2">
          <table:table-cell table:formula="of:=CONCATENATE([Strings.A46];&quot;=&quot;;[Strings.B46])" office:value-type="string" office:string-value="VIDEO_CALL_BUSINESS=Video call (bus.)">
            <text:p>VIDEO_CALL_BUSINESS=Video call (bus.)</text:p>
          </table:table-cell>
          <table:table-cell table:formula="of:=CONCATENATE([Strings.A46];&quot;=&quot;;[Strings.C46])" office:value-type="string" office:string-value="VIDEO_CALL_BUSINESS=مكالمة فيديو (عمل)">
            <text:p>VIDEO_CALL_BUSINESS=مكالمة فيديو (عمل)</text:p>
          </table:table-cell>
        </table:table-row>
        <table:table-row table:style-name="ro2">
          <table:table-cell table:formula="of:=CONCATENATE([Strings.A47];&quot;=&quot;;[Strings.B47])" office:value-type="string" office:string-value="FAX_HOME=Fax (home)">
            <text:p>FAX_HOME=Fax (home)</text:p>
          </table:table-cell>
          <table:table-cell table:formula="of:=CONCATENATE([Strings.A47];&quot;=&quot;;[Strings.C47])" office:value-type="string" office:string-value="FAX_HOME=فاكس (منزل)">
            <text:p>FAX_HOME=فاكس (منزل)</text:p>
          </table:table-cell>
        </table:table-row>
        <table:table-row table:style-name="ro2">
          <table:table-cell table:formula="of:=CONCATENATE([Strings.A48];&quot;=&quot;;[Strings.B48])" office:value-type="string" office:string-value="FAX_BUSINESS=Fax (business)">
            <text:p>FAX_BUSINESS=Fax (business)</text:p>
          </table:table-cell>
          <table:table-cell table:formula="of:=CONCATENATE([Strings.A48];&quot;=&quot;;[Strings.C48])" office:value-type="string" office:string-value="FAX_BUSINESS=فاكس (عمل)">
            <text:p>FAX_BUSINESS=فاكس (عمل)</text:p>
          </table:table-cell>
        </table:table-row>
        <table:table-row table:style-name="ro2">
          <table:table-cell table:formula="of:=CONCATENATE([Strings.A49];&quot;=&quot;;[Strings.B49])" office:value-type="string" office:string-value="UNKNOWN=Unknown">
            <text:p>UNKNOWN=Unknown</text:p>
          </table:table-cell>
          <table:table-cell table:formula="of:=CONCATENATE([Strings.A49];&quot;=&quot;;[Strings.C49])" office:value-type="string" office:string-value="UNKNOWN=غير معروف">
            <text:p>UNKNOWN=غير معروف</text:p>
          </table:table-cell>
        </table:table-row>
        <table:table-row table:style-name="ro2">
          <table:table-cell table:formula="of:=CONCATENATE([Strings.A50];&quot;=&quot;;[Strings.B50])" office:value-type="string" office:string-value="NO_NAME=(no name)">
            <text:p>NO_NAME=(no name)</text:p>
          </table:table-cell>
          <table:table-cell table:formula="of:=CONCATENATE([Strings.A50];&quot;=&quot;;[Strings.C50])" office:value-type="string" office:string-value="NO_NAME=(بدون اسم)">
            <text:p>NO_NAME=(بدون اسم)</text:p>
          </table:table-cell>
        </table:table-row>
        <table:table-row table:style-name="ro2">
          <table:table-cell table:formula="of:=CONCATENATE([Strings.A51];&quot;=&quot;;[Strings.B51])" office:value-type="string" office:string-value="NAME_SEPARATOR=,">
            <text:p>NAME_SEPARATOR=,</text:p>
          </table:table-cell>
          <table:table-cell table:formula="of:=CONCATENATE([Strings.A51];&quot;=&quot;;[Strings.C51])" office:value-type="string" office:string-value="NAME_SEPARATOR=،">
            <text:p>NAME_SEPARATOR=،</text:p>
          </table:table-cell>
        </table:table-row>
      </table:table>
      <table:table table:name="Constants" table:style-name="ta1" table:print="false">
        <table:table-column table:style-name="co7" table:default-cell-style-name="Default"/>
        <table:table-row table:style-name="ro1">
          <table:table-cell office:value-type="string">
            <text:p>Constant Keys</text:p>
          </table:table-cell>
        </table:table-row>
        <table:table-row table:style-name="ro1">
          <table:table-cell table:formula="of:=CONCATENATE(&quot;public static final String &quot;;[Strings.A2];&quot; = &quot;&quot;&quot;;[Strings.A2];&quot;&quot;&quot;&quot;;&quot;;&quot;)" office:value-type="string" office:string-value="public static final String QONTACTS = &quot;QONTACTS&quot;;">
            <text:p>public static final String QONTACTS = "QONTACTS";</text:p>
          </table:table-cell>
        </table:table-row>
        <table:table-row table:style-name="ro1">
          <table:table-cell table:formula="of:=CONCATENATE(&quot;public static final String &quot;;[Strings.A3];&quot; = &quot;&quot;&quot;;[Strings.A3];&quot;&quot;&quot;&quot;;&quot;;&quot;)" office:value-type="string" office:string-value="public static final String CONTACTS = &quot;CONTACTS&quot;;">
            <text:p>public static final String CONTACTS = "CONTACTS";</text:p>
          </table:table-cell>
        </table:table-row>
        <table:table-row table:style-name="ro1">
          <table:table-cell table:formula="of:=CONCATENATE(&quot;public static final String &quot;;[Strings.A4];&quot; = &quot;&quot;&quot;;[Strings.A4];&quot;&quot;&quot;&quot;;&quot;;&quot;)" office:value-type="string" office:string-value="public static final String EXIT = &quot;EXIT&quot;;">
            <text:p>public static final String EXIT = "EXIT";</text:p>
          </table:table-cell>
        </table:table-row>
        <table:table-row table:style-name="ro1">
          <table:table-cell table:formula="of:=CONCATENATE(&quot;public static final String &quot;;[Strings.A5];&quot; = &quot;&quot;&quot;;[Strings.A5];&quot;&quot;&quot;&quot;;&quot;;&quot;)" office:value-type="string" office:string-value="public static final String START = &quot;START&quot;;">
            <text:p>public static final String START = "START";</text:p>
          </table:table-cell>
        </table:table-row>
        <table:table-row table:style-name="ro1">
          <table:table-cell table:formula="of:=CONCATENATE(&quot;public static final String &quot;;[Strings.A6];&quot; = &quot;&quot;&quot;;[Strings.A6];&quot;&quot;&quot;&quot;;&quot;;&quot;)" office:value-type="string" office:string-value="public static final String ABOUT = &quot;ABOUT&quot;;">
            <text:p>public static final String ABOUT = "ABOUT";</text:p>
          </table:table-cell>
        </table:table-row>
        <table:table-row table:style-name="ro1">
          <table:table-cell table:formula="of:=CONCATENATE(&quot;public static final String &quot;;[Strings.A7];&quot; = &quot;&quot;&quot;;[Strings.A7];&quot;&quot;&quot;&quot;;&quot;;&quot;)" office:value-type="string" office:string-value="public static final String OK = &quot;OK&quot;;">
            <text:p>public static final String OK = "OK";</text:p>
          </table:table-cell>
        </table:table-row>
        <table:table-row table:style-name="ro1">
          <table:table-cell table:formula="of:=CONCATENATE(&quot;public static final String &quot;;[Strings.A8];&quot; = &quot;&quot;&quot;;[Strings.A8];&quot;&quot;&quot;&quot;;&quot;;&quot;)" office:value-type="string" office:string-value="public static final String CANCEL = &quot;CANCEL&quot;;">
            <text:p>public static final String CANCEL = "CANCEL";</text:p>
          </table:table-cell>
        </table:table-row>
        <table:table-row table:style-name="ro1">
          <table:table-cell table:formula="of:=CONCATENATE(&quot;public static final String &quot;;[Strings.A9];&quot; = &quot;&quot;&quot;;[Strings.A9];&quot;&quot;&quot;&quot;;&quot;;&quot;)" office:value-type="string" office:string-value="public static final String BACK = &quot;BACK&quot;;">
            <text:p>public static final String BACK = "BACK";</text:p>
          </table:table-cell>
        </table:table-row>
        <table:table-row table:style-name="ro1">
          <table:table-cell table:formula="of:=CONCATENATE(&quot;public static final String &quot;;[Strings.A10];&quot; = &quot;&quot;&quot;;[Strings.A10];&quot;&quot;&quot;&quot;;&quot;;&quot;)" office:value-type="string" office:string-value="public static final String UPDATE = &quot;UPDATE&quot;;">
            <text:p>public static final String UPDATE = "UPDATE";</text:p>
          </table:table-cell>
        </table:table-row>
        <table:table-row table:style-name="ro1">
          <table:table-cell table:formula="of:=CONCATENATE(&quot;public static final String &quot;;[Strings.A11];&quot; = &quot;&quot;&quot;;[Strings.A11];&quot;&quot;&quot;&quot;;&quot;;&quot;)" office:value-type="string" office:string-value="public static final String OPEN = &quot;OPEN&quot;;">
            <text:p>public static final String OPEN = "OPEN";</text:p>
          </table:table-cell>
        </table:table-row>
        <table:table-row table:style-name="ro1">
          <table:table-cell table:formula="of:=CONCATENATE(&quot;public static final String &quot;;[Strings.A12];&quot; = &quot;&quot;&quot;;[Strings.A12];&quot;&quot;&quot;&quot;;&quot;;&quot;)" office:value-type="string" office:string-value="public static final String ANALYZING_CONTACTS = &quot;ANALYZING_CONTACTS&quot;;">
            <text:p>public static final String ANALYZING_CONTACTS = "ANALYZING_CONTACTS";</text:p>
          </table:table-cell>
        </table:table-row>
        <table:table-row table:style-name="ro1">
          <table:table-cell table:formula="of:=CONCATENATE(&quot;public static final String &quot;;[Strings.A13];&quot; = &quot;&quot;&quot;;[Strings.A13];&quot;&quot;&quot;&quot;;&quot;;&quot;)" office:value-type="string" office:string-value="public static final String UPDATING_CONTACTS = &quot;UPDATING_CONTACTS&quot;;">
            <text:p>public static final String UPDATING_CONTACTS = "UPDATING_CONTACTS";</text:p>
          </table:table-cell>
        </table:table-row>
        <table:table-row table:style-name="ro1">
          <table:table-cell table:formula="of:=CONCATENATE(&quot;public static final String &quot;;[Strings.A14];&quot; = &quot;&quot;&quot;;[Strings.A14];&quot;&quot;&quot;&quot;;&quot;;&quot;)" office:value-type="string" office:string-value="public static final String PLEASE_WAIT = &quot;PLEASE_WAIT&quot;;">
            <text:p>public static final String PLEASE_WAIT = "PLEASE_WAIT";</text:p>
          </table:table-cell>
        </table:table-row>
        <table:table-row table:style-name="ro1">
          <table:table-cell table:formula="of:=CONCATENATE(&quot;public static final String &quot;;[Strings.A15];&quot; = &quot;&quot;&quot;;[Strings.A15];&quot;&quot;&quot;&quot;;&quot;;&quot;)" office:value-type="string" office:string-value="public static final String PREVIEW_CONTACT = &quot;PREVIEW_CONTACT&quot;;">
            <text:p>public static final String PREVIEW_CONTACT = "PREVIEW_CONTACT";</text:p>
          </table:table-cell>
        </table:table-row>
        <table:table-row table:style-name="ro1">
          <table:table-cell table:formula="of:=CONCATENATE(&quot;public static final String &quot;;[Strings.A16];&quot; = &quot;&quot;&quot;;[Strings.A16];&quot;&quot;&quot;&quot;;&quot;;&quot;)" office:value-type="string" office:string-value="public static final String UPDATE_SELECTED = &quot;UPDATE_SELECTED&quot;;">
            <text:p>public static final String UPDATE_SELECTED = "UPDATE_SELECTED";</text:p>
          </table:table-cell>
        </table:table-row>
        <table:table-row table:style-name="ro1">
          <table:table-cell table:formula="of:=CONCATENATE(&quot;public static final String &quot;;[Strings.A17];&quot; = &quot;&quot;&quot;;[Strings.A17];&quot;&quot;&quot;&quot;;&quot;;&quot;)" office:value-type="string" office:string-value="public static final String MARK_ALL = &quot;MARK_ALL&quot;;">
            <text:p>public static final String MARK_ALL = "MARK_ALL";</text:p>
          </table:table-cell>
        </table:table-row>
        <table:table-row table:style-name="ro1">
          <table:table-cell table:formula="of:=CONCATENATE(&quot;public static final String &quot;;[Strings.A18];&quot; = &quot;&quot;&quot;;[Strings.A18];&quot;&quot;&quot;&quot;;&quot;;&quot;)" office:value-type="string" office:string-value="public static final String UNMARK_ALL = &quot;UNMARK_ALL&quot;;">
            <text:p>public static final String UNMARK_ALL = "UNMARK_ALL";</text:p>
          </table:table-cell>
        </table:table-row>
        <table:table-row table:style-name="ro1">
          <table:table-cell table:formula="of:=CONCATENATE(&quot;public static final String &quot;;[Strings.A19];&quot; = &quot;&quot;&quot;;[Strings.A19];&quot;&quot;&quot;&quot;;&quot;;&quot;)" office:value-type="string" office:string-value="public static final String SUCCESS = &quot;SUCCESS&quot;;">
            <text:p>public static final String SUCCESS = "SUCCESS";</text:p>
          </table:table-cell>
        </table:table-row>
        <table:table-row table:style-name="ro1">
          <table:table-cell table:formula="of:=CONCATENATE(&quot;public static final String &quot;;[Strings.A20];&quot; = &quot;&quot;&quot;;[Strings.A20];&quot;&quot;&quot;&quot;;&quot;;&quot;)" office:value-type="string" office:string-value="public static final String ERROR = &quot;ERROR&quot;;">
            <text:p>public static final String ERROR = "ERROR";</text:p>
          </table:table-cell>
        </table:table-row>
        <table:table-row table:style-name="ro1">
          <table:table-cell table:formula="of:=CONCATENATE(&quot;public static final String &quot;;[Strings.A21];&quot; = &quot;&quot;&quot;;[Strings.A21];&quot;&quot;&quot;&quot;;&quot;;&quot;)" office:value-type="string" office:string-value="public static final String VERSION = &quot;VERSION&quot;;">
            <text:p>public static final String VERSION = "VERSION";</text:p>
          </table:table-cell>
        </table:table-row>
        <table:table-row table:style-name="ro1">
          <table:table-cell table:formula="of:=CONCATENATE(&quot;public static final String &quot;;[Strings.A22];&quot; = &quot;&quot;&quot;;[Strings.A22];&quot;&quot;&quot;&quot;;&quot;;&quot;)" office:value-type="string" office:string-value="public static final String DEVELOPED_BY = &quot;DEVELOPED_BY&quot;;">
            <text:p>public static final String DEVELOPED_BY = "DEVELOPED_BY";</text:p>
          </table:table-cell>
        </table:table-row>
        <table:table-row table:style-name="ro1">
          <table:table-cell table:formula="of:=CONCATENATE(&quot;public static final String &quot;;[Strings.A23];&quot; = &quot;&quot;&quot;;[Strings.A23];&quot;&quot;&quot;&quot;;&quot;;&quot;)" office:value-type="string" office:string-value="public static final String COPYRIGHT = &quot;COPYRIGHT&quot;;">
            <text:p>public static final String COPYRIGHT = "COPYRIGHT";</text:p>
          </table:table-cell>
        </table:table-row>
        <table:table-row table:style-name="ro1">
          <table:table-cell table:formula="of:=CONCATENATE(&quot;public static final String &quot;;[Strings.A24];&quot; = &quot;&quot;&quot;;[Strings.A24];&quot;&quot;&quot;&quot;;&quot;;&quot;)" office:value-type="string" office:string-value="public static final String ALL_RIGHTS_RESERVED = &quot;ALL_RIGHTS_RESERVED&quot;;">
            <text:p>public static final String ALL_RIGHTS_RESERVED = "ALL_RIGHTS_RESERVED";</text:p>
          </table:table-cell>
        </table:table-row>
        <table:table-row table:style-name="ro1">
          <table:table-cell table:formula="of:=CONCATENATE(&quot;public static final String &quot;;[Strings.A25];&quot; = &quot;&quot;&quot;;[Strings.A25];&quot;&quot;&quot;&quot;;&quot;;&quot;)" office:value-type="string" office:string-value="public static final String STRING_CONTACTSSCREEN_NO_CONTACT_SELECTED = &quot;STRING_CONTACTSSCREEN_NO_CONTACT_SELECTED&quot;;">
            <text:p>public static final String STRING_CONTACTSSCREEN_NO_CONTACT_SELECTED = "STRING_CONTACTSSCREEN_NO_CONTACT_SELECTED";</text:p>
          </table:table-cell>
        </table:table-row>
        <table:table-row table:style-name="ro1">
          <table:table-cell table:formula="of:=CONCATENATE(&quot;public static final String &quot;;[Strings.A26];&quot; = &quot;&quot;&quot;;[Strings.A26];&quot;&quot;&quot;&quot;;&quot;;&quot;)" office:value-type="string" office:string-value="public static final String STRING_CONTACTSSCREEN_ONE_CONTACT_ONLY = &quot;STRING_CONTACTSSCREEN_ONE_CONTACT_ONLY&quot;;">
            <text:p>public static final String STRING_CONTACTSSCREEN_ONE_CONTACT_ONLY = "STRING_CONTACTSSCREEN_ONE_CONTACT_ONLY";</text:p>
          </table:table-cell>
        </table:table-row>
        <table:table-row table:style-name="ro1">
          <table:table-cell table:formula="of:=CONCATENATE(&quot;public static final String &quot;;[Strings.A27];&quot; = &quot;&quot;&quot;;[Strings.A27];&quot;&quot;&quot;&quot;;&quot;;&quot;)" office:value-type="string" office:string-value="public static final String STRING_CONTACTSSCREEN_UPDATE_QUESTION = &quot;STRING_CONTACTSSCREEN_UPDATE_QUESTION&quot;;">
            <text:p>public static final String STRING_CONTACTSSCREEN_UPDATE_QUESTION = "STRING_CONTACTSSCREEN_UPDATE_QUESTION";</text:p>
          </table:table-cell>
        </table:table-row>
        <table:table-row table:style-name="ro1">
          <table:table-cell table:formula="of:=CONCATENATE(&quot;public static final String &quot;;[Strings.A28];&quot; = &quot;&quot;&quot;;[Strings.A28];&quot;&quot;&quot;&quot;;&quot;;&quot;)" office:value-type="string" office:string-value="public static final String STRING_CONTACTSSCREEN_UPDATE_QUESTION_CONTACTS = &quot;STRING_CONTACTSSCREEN_UPDATE_QUESTION_CONTACTS&quot;;">
            <text:p>public static final String STRING_CONTACTSSCREEN_UPDATE_QUESTION_CONTACTS = "STRING_CONTACTSSCREEN_UPDATE_QUESTION_CONTACTS";</text:p>
          </table:table-cell>
        </table:table-row>
        <table:table-row table:style-name="ro1">
          <table:table-cell table:formula="of:=CONCATENATE(&quot;public static final String &quot;;[Strings.A29];&quot; = &quot;&quot;&quot;;[Strings.A29];&quot;&quot;&quot;&quot;;&quot;;&quot;)" office:value-type="string" office:string-value="public static final String STRING_CONTACTSSCREEN_UPDATE_QUESTION_MARK = &quot;STRING_CONTACTSSCREEN_UPDATE_QUESTION_MARK&quot;;">
            <text:p>public static final String STRING_CONTACTSSCREEN_UPDATE_QUESTION_MARK = "STRING_CONTACTSSCREEN_UPDATE_QUESTION_MARK";</text:p>
          </table:table-cell>
        </table:table-row>
        <table:table-row table:style-name="ro1">
          <table:table-cell table:formula="of:=CONCATENATE(&quot;public static final String &quot;;[Strings.A30];&quot; = &quot;&quot;&quot;;[Strings.A30];&quot;&quot;&quot;&quot;;&quot;;&quot;)" office:value-type="string" office:string-value="public static final String STRING_CONTACTSSCREEN_DETAILS_OF = &quot;STRING_CONTACTSSCREEN_DETAILS_OF&quot;;">
            <text:p>public static final String STRING_CONTACTSSCREEN_DETAILS_OF = "STRING_CONTACTSSCREEN_DETAILS_OF";</text:p>
          </table:table-cell>
        </table:table-row>
        <table:table-row table:style-name="ro1">
          <table:table-cell table:formula="of:=CONCATENATE(&quot;public static final String &quot;;[Strings.A31];&quot; = &quot;&quot;&quot;;[Strings.A31];&quot;&quot;&quot;&quot;;&quot;;&quot;)" office:value-type="string" office:string-value="public static final String STRING_CONTACTSSCREEN_UPDATED_SUCCESSFULLY = &quot;STRING_CONTACTSSCREEN_UPDATED_SUCCESSFULLY&quot;;">
            <text:p>public static final String STRING_CONTACTSSCREEN_UPDATED_SUCCESSFULLY = "STRING_CONTACTSSCREEN_UPDATED_SUCCESSFULLY";</text:p>
          </table:table-cell>
        </table:table-row>
        <table:table-row table:style-name="ro1">
          <table:table-cell table:formula="of:=CONCATENATE(&quot;public static final String &quot;;[Strings.A32];&quot; = &quot;&quot;&quot;;[Strings.A32];&quot;&quot;&quot;&quot;;&quot;;&quot;)" office:value-type="string" office:string-value="public static final String STRING_MAIN_HOW_TO_TITLE = &quot;STRING_MAIN_HOW_TO_TITLE&quot;;">
            <text:p>public static final String STRING_MAIN_HOW_TO_TITLE = "STRING_MAIN_HOW_TO_TITLE";</text:p>
          </table:table-cell>
        </table:table-row>
        <table:table-row table:style-name="ro1">
          <table:table-cell table:formula="of:=CONCATENATE(&quot;public static final String &quot;;[Strings.A33];&quot; = &quot;&quot;&quot;;[Strings.A33];&quot;&quot;&quot;&quot;;&quot;;&quot;)" office:value-type="string" office:string-value="public static final String STRING_MAIN_BACKUP_CONTACTS = &quot;STRING_MAIN_BACKUP_CONTACTS&quot;;">
            <text:p>public static final String STRING_MAIN_BACKUP_CONTACTS = "STRING_MAIN_BACKUP_CONTACTS";</text:p>
          </table:table-cell>
        </table:table-row>
        <table:table-row table:style-name="ro1">
          <table:table-cell table:formula="of:=CONCATENATE(&quot;public static final String &quot;;[Strings.A34];&quot; = &quot;&quot;&quot;;[Strings.A34];&quot;&quot;&quot;&quot;;&quot;;&quot;)" office:value-type="string" office:string-value="public static final String STRING_MAIN_INSTRUCTION = &quot;STRING_MAIN_INSTRUCTION&quot;;">
            <text:p>public static final String STRING_MAIN_INSTRUCTION = "STRING_MAIN_INSTRUCTION";</text:p>
          </table:table-cell>
        </table:table-row>
        <table:table-row table:style-name="ro1">
          <table:table-cell table:formula="of:=CONCATENATE(&quot;public static final String &quot;;[Strings.A35];&quot; = &quot;&quot;&quot;;[Strings.A35];&quot;&quot;&quot;&quot;;&quot;;&quot;)" office:value-type="string" office:string-value="public static final String STRING_MAIN_TO_START = &quot;STRING_MAIN_TO_START&quot;;">
            <text:p>public static final String STRING_MAIN_TO_START = "STRING_MAIN_TO_START";</text:p>
          </table:table-cell>
        </table:table-row>
        <table:table-row table:style-name="ro1">
          <table:table-cell table:formula="of:=CONCATENATE(&quot;public static final String &quot;;[Strings.A36];&quot; = &quot;&quot;&quot;;[Strings.A36];&quot;&quot;&quot;&quot;;&quot;;&quot;)" office:value-type="string" office:string-value="public static final String NAME = &quot;NAME&quot;;">
            <text:p>public static final String NAME = "NAME";</text:p>
          </table:table-cell>
        </table:table-row>
        <table:table-row table:style-name="ro1">
          <table:table-cell table:formula="of:=CONCATENATE(&quot;public static final String &quot;;[Strings.A37];&quot; = &quot;&quot;&quot;;[Strings.A37];&quot;&quot;&quot;&quot;;&quot;;&quot;)" office:value-type="string" office:string-value="public static final String CURRENT_NUMBERS = &quot;CURRENT_NUMBERS&quot;;">
            <text:p>public static final String CURRENT_NUMBERS = "CURRENT_NUMBERS";</text:p>
          </table:table-cell>
        </table:table-row>
        <table:table-row table:style-name="ro1">
          <table:table-cell table:formula="of:=CONCATENATE(&quot;public static final String &quot;;[Strings.A38];&quot; = &quot;&quot;&quot;;[Strings.A38];&quot;&quot;&quot;&quot;;&quot;;&quot;)" office:value-type="string" office:string-value="public static final String UPDATED_NUMBERS = &quot;UPDATED_NUMBERS&quot;;">
            <text:p>public static final String UPDATED_NUMBERS = "UPDATED_NUMBERS";</text:p>
          </table:table-cell>
        </table:table-row>
        <table:table-row table:style-name="ro1">
          <table:table-cell table:formula="of:=CONCATENATE(&quot;public static final String &quot;;[Strings.A39];&quot; = &quot;&quot;&quot;;[Strings.A39];&quot;&quot;&quot;&quot;;&quot;;&quot;)" office:value-type="string" office:string-value="public static final String DEVELOPER = &quot;DEVELOPER&quot;;">
            <text:p>public static final String DEVELOPER = "DEVELOPER";</text:p>
          </table:table-cell>
        </table:table-row>
        <table:table-row table:style-name="ro1">
          <table:table-cell table:formula="of:=CONCATENATE(&quot;public static final String &quot;;[Strings.A40];&quot; = &quot;&quot;&quot;;[Strings.A40];&quot;&quot;&quot;&quot;;&quot;;&quot;)" office:value-type="string" office:string-value="public static final String TEL = &quot;TEL&quot;;">
            <text:p>public static final String TEL = "TEL";</text:p>
          </table:table-cell>
        </table:table-row>
        <table:table-row table:style-name="ro1">
          <table:table-cell table:formula="of:=CONCATENATE(&quot;public static final String &quot;;[Strings.A41];&quot; = &quot;&quot;&quot;;[Strings.A41];&quot;&quot;&quot;&quot;;&quot;;&quot;)" office:value-type="string" office:string-value="public static final String TEL_HOME = &quot;TEL_HOME&quot;;">
            <text:p>public static final String TEL_HOME = "TEL_HOME";</text:p>
          </table:table-cell>
        </table:table-row>
        <table:table-row table:style-name="ro1">
          <table:table-cell table:formula="of:=CONCATENATE(&quot;public static final String &quot;;[Strings.A42];&quot; = &quot;&quot;&quot;;[Strings.A42];&quot;&quot;&quot;&quot;;&quot;;&quot;)" office:value-type="string" office:string-value="public static final String TEL_BUSINESS = &quot;TEL_BUSINESS&quot;;">
            <text:p>public static final String TEL_BUSINESS = "TEL_BUSINESS";</text:p>
          </table:table-cell>
        </table:table-row>
        <table:table-row table:style-name="ro1">
          <table:table-cell table:formula="of:=CONCATENATE(&quot;public static final String &quot;;[Strings.A43];&quot; = &quot;&quot;&quot;;[Strings.A43];&quot;&quot;&quot;&quot;;&quot;;&quot;)" office:value-type="string" office:string-value="public static final String MOBILE_HOME = &quot;MOBILE_HOME&quot;;">
            <text:p>public static final String MOBILE_HOME = "MOBILE_HOME";</text:p>
          </table:table-cell>
        </table:table-row>
        <table:table-row table:style-name="ro1">
          <table:table-cell table:formula="of:=CONCATENATE(&quot;public static final String &quot;;[Strings.A44];&quot; = &quot;&quot;&quot;;[Strings.A44];&quot;&quot;&quot;&quot;;&quot;;&quot;)" office:value-type="string" office:string-value="public static final String MOBILE_BUSINESS = &quot;MOBILE_BUSINESS&quot;;">
            <text:p>public static final String MOBILE_BUSINESS = "MOBILE_BUSINESS";</text:p>
          </table:table-cell>
        </table:table-row>
        <table:table-row table:style-name="ro1">
          <table:table-cell table:formula="of:=CONCATENATE(&quot;public static final String &quot;;[Strings.A45];&quot; = &quot;&quot;&quot;;[Strings.A45];&quot;&quot;&quot;&quot;;&quot;;&quot;)" office:value-type="string" office:string-value="public static final String VIDEO_CALL_HOME = &quot;VIDEO_CALL_HOME&quot;;">
            <text:p>public static final String VIDEO_CALL_HOME = "VIDEO_CALL_HOME";</text:p>
          </table:table-cell>
        </table:table-row>
        <table:table-row table:style-name="ro1">
          <table:table-cell table:formula="of:=CONCATENATE(&quot;public static final String &quot;;[Strings.A46];&quot; = &quot;&quot;&quot;;[Strings.A46];&quot;&quot;&quot;&quot;;&quot;;&quot;)" office:value-type="string" office:string-value="public static final String VIDEO_CALL_BUSINESS = &quot;VIDEO_CALL_BUSINESS&quot;;">
            <text:p>public static final String VIDEO_CALL_BUSINESS = "VIDEO_CALL_BUSINESS";</text:p>
          </table:table-cell>
        </table:table-row>
        <table:table-row table:style-name="ro1">
          <table:table-cell table:formula="of:=CONCATENATE(&quot;public static final String &quot;;[Strings.A47];&quot; = &quot;&quot;&quot;;[Strings.A47];&quot;&quot;&quot;&quot;;&quot;;&quot;)" office:value-type="string" office:string-value="public static final String FAX_HOME = &quot;FAX_HOME&quot;;">
            <text:p>public static final String FAX_HOME = "FAX_HOME";</text:p>
          </table:table-cell>
        </table:table-row>
        <table:table-row table:style-name="ro1">
          <table:table-cell table:formula="of:=CONCATENATE(&quot;public static final String &quot;;[Strings.A48];&quot; = &quot;&quot;&quot;;[Strings.A48];&quot;&quot;&quot;&quot;;&quot;;&quot;)" office:value-type="string" office:string-value="public static final String FAX_BUSINESS = &quot;FAX_BUSINESS&quot;;">
            <text:p>public static final String FAX_BUSINESS = "FAX_BUSINESS";</text:p>
          </table:table-cell>
        </table:table-row>
        <table:table-row table:style-name="ro1">
          <table:table-cell table:formula="of:=CONCATENATE(&quot;public static final String &quot;;[Strings.A49];&quot; = &quot;&quot;&quot;;[Strings.A49];&quot;&quot;&quot;&quot;;&quot;;&quot;)" office:value-type="string" office:string-value="public static final String UNKNOWN = &quot;UNKNOWN&quot;;">
            <text:p>public static final String UNKNOWN = "UNKNOWN";</text:p>
          </table:table-cell>
        </table:table-row>
        <table:table-row table:style-name="ro1">
          <table:table-cell table:formula="of:=CONCATENATE(&quot;public static final String &quot;;[Strings.A50];&quot; = &quot;&quot;&quot;;[Strings.A50];&quot;&quot;&quot;&quot;;&quot;;&quot;)" office:value-type="string" office:string-value="public static final String NO_NAME = &quot;NO_NAME&quot;;">
            <text:p>public static final String NO_NAME = "NO_NAME";</text:p>
          </table:table-cell>
        </table:table-row>
        <table:table-row table:style-name="ro1">
          <table:table-cell table:formula="of:=CONCATENATE(&quot;public static final String &quot;;[Strings.A51];&quot; = &quot;&quot;&quot;;[Strings.A51];&quot;&quot;&quot;&quot;;&quot;;&quot;)" office:value-type="string" office:string-value="public static final String NAME_SEPARATOR = &quot;NAME_SEPARATOR&quot;;">
            <text:p>public static final String NAME_SEPARATOR = "NAME_SEPARATOR"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8">06/28/2010</text:date>, <text:time>00:1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dulrahman Alotaiba</meta:initial-creator>
    <meta:creation-date>2010-05-14T00:48:00.06</meta:creation-date>
    <dc:date>2010-06-28T00:10:52.39</dc:date>
    <dc:creator>Abdulrahman Alotaiba</dc:creator>
    <meta:editing-duration>PT21H20M55S</meta:editing-duration>
    <meta:editing-cycles>60</meta:editing-cycles>
    <meta:generator>OpenOffice.org/3.1$Win32 OpenOffice.org_project/310m11$Build-9399</meta:generator>
    <meta:document-statistic meta:table-count="3" meta:cell-count="306" meta:object-count="0"/>
  </office:meta>
</office:document-meta>
</file>